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1181in" fo:margin-right="0.2362in" fo:text-align="justify" style:justify-single-word="false" fo:text-indent="-0.6299in" style:auto-text-indent="false" style:page-number="auto" fo:background-color="transparent">
        <style:tab-stops>
          <style:tab-stop style:position="0.1201in"/>
        </style:tab-stops>
      </style:paragraph-properties>
      <style:text-properties officeooo:paragraph-rsid="0030e0b2"/>
    </style:style>
    <style:style style:name="P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2ef411" officeooo:paragraph-rsid="001ed2b1" fo:background-color="#cccccc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a7b28" officeooo:paragraph-rsid="003a7b28" fo:background-color="#cccccc" style:font-style-asian="normal" style:font-weight-asian="bold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cbf29" officeooo:paragraph-rsid="003cbf29" fo:background-color="#cccccc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d286d" officeooo:paragraph-rsid="003d286d" fo:background-color="#cccccc" style:font-style-asian="normal" style:font-weight-asian="bold" style:font-style-complex="normal" style:font-weight-complex="bold"/>
    </style:style>
    <style:style style:name="P6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d7b1a" officeooo:paragraph-rsid="003d7b1a" fo:background-color="#cccccc" style:font-style-asian="normal" style:font-weight-asian="bold" style:font-style-complex="normal" style:font-weight-complex="bold"/>
    </style:style>
    <style:style style:name="P7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d83d4" officeooo:paragraph-rsid="003d83d4" fo:background-color="#cccccc" style:font-style-asian="normal" style:font-weight-asian="bold" style:font-style-complex="normal" style:font-weight-complex="bold"/>
    </style:style>
    <style:style style:name="P8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d83d4" officeooo:paragraph-rsid="003e3be5" fo:background-color="#cccccc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e3be5" officeooo:paragraph-rsid="003e3be5" fo:background-color="#cccccc" style:font-style-asian="normal" style:font-weight-asian="bold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3f9dc2" officeooo:paragraph-rsid="003f9dc2" fo:background-color="#cccccc" style:font-style-asian="normal" style:font-weight-asian="bold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  <style:tab-stop style:position="6.1228in"/>
        </style:tab-stops>
      </style:paragraph-properties>
      <style:text-properties style:font-name="Calibri" fo:font-style="normal" fo:font-weight="bold" officeooo:rsid="0040424a" officeooo:paragraph-rsid="0040424a" fo:background-color="#cccccc" style:font-style-asian="normal" style:font-weight-asian="bold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left="-0.1181in" fo:margin-right="0.2362in" fo:text-align="justify" style:justify-single-word="false" fo:text-indent="-0.6299in" style:auto-text-indent="false" fo:background-color="transparent">
        <style:tab-stops>
          <style:tab-stop style:position="0.1201in"/>
        </style:tab-stops>
      </style:paragraph-properties>
      <style:text-properties officeooo:paragraph-rsid="00342090"/>
    </style:style>
    <style:style style:name="P13" style:family="paragraph" style:parent-style-name="Standard">
      <loext:graphic-properties draw:fill="none"/>
      <style:paragraph-properties fo:margin-left="-0.748in" fo:margin-right="0.2362in" fo:text-align="justify" style:justify-single-word="false" fo:text-indent="0in" style:auto-text-indent="false" fo:background-color="transparent">
        <style:tab-stops>
          <style:tab-stop style:position="0.1201in"/>
        </style:tab-stops>
      </style:paragraph-properties>
      <style:text-properties officeooo:paragraph-rsid="0030e0b2"/>
    </style:style>
    <style:style style:name="P14" style:family="paragraph" style:parent-style-name="Standard">
      <loext:graphic-properties draw:fill="none"/>
      <style:paragraph-properties fo:margin-left="-0.748in" fo:margin-right="0.2362in" fo:text-align="justify" style:justify-single-word="false" fo:text-indent="0in" style:auto-text-indent="false" fo:background-color="transparent">
        <style:tab-stops>
          <style:tab-stop style:position="0.1201in"/>
        </style:tab-stops>
      </style:paragraph-properties>
      <style:text-properties officeooo:rsid="0035659c" officeooo:paragraph-rsid="0035659c"/>
    </style:style>
    <style:style style:name="P15" style:family="paragraph" style:parent-style-name="Standard">
      <loext:graphic-properties draw:fill="none"/>
      <style:paragraph-properties fo:margin-left="-0.748in" fo:margin-right="0.2362in" fo:text-align="justify" style:justify-single-word="false" fo:text-indent="0in" style:auto-text-indent="false" fo:background-color="transparent">
        <style:tab-stops>
          <style:tab-stop style:position="0.1201in"/>
        </style:tab-stops>
      </style:paragraph-properties>
      <style:text-properties officeooo:rsid="0036ec00" officeooo:paragraph-rsid="0036ec00"/>
    </style:style>
    <style:style style:name="T1" style:family="text">
      <style:text-properties style:font-name="Calibri" fo:font-weight="bold" style:font-weight-asian="bold" style:font-weight-complex="bold"/>
    </style:style>
    <style:style style:name="T2" style:family="text">
      <style:text-properties style:font-name="Calibri" fo:font-weight="bold" officeooo:rsid="001d95bb" style:font-weight-asian="bold" style:font-weight-complex="bold"/>
    </style:style>
    <style:style style:name="T3" style:family="text">
      <style:text-properties style:font-name="Calibri" fo:font-weight="bold" officeooo:rsid="00306cc1" style:font-weight-asian="bold" style:font-weight-complex="bold"/>
    </style:style>
    <style:style style:name="T4" style:family="text">
      <style:text-properties style:font-name="Calibri" fo:font-weight="bold" officeooo:rsid="0030e0b2" style:font-weight-asian="bold" style:font-weight-complex="bold"/>
    </style:style>
    <style:style style:name="T5" style:family="text">
      <style:text-properties style:font-name="Calibri" fo:font-weight="bold" officeooo:rsid="003253cc" style:font-weight-asian="bold" style:font-weight-complex="bold"/>
    </style:style>
    <style:style style:name="T6" style:family="text">
      <style:text-properties style:font-name="Calibri" fo:font-weight="bold" officeooo:rsid="00342090" style:font-weight-asian="bold" style:font-weight-complex="bold"/>
    </style:style>
    <style:style style:name="T7" style:family="text">
      <style:text-properties style:font-name="Calibri" fo:font-weight="bold" officeooo:rsid="0038aa4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IGNALS </text:span><text:span text:style-name="T4">| kill -l (lista de SEÑALES que se envían)</text:span></text:p>
      <text:p text:style-name="P12"><text:span text:style-name="T4">9 (SIGKILL) </text:span><text:span text:style-name="T6">(Lo mata sin rechistar)</text:span><text:span text:style-name="T4"> | 15 (SIGTERM) </text:span><text:span text:style-name="T5">(Recomendable para terminar programas)</text:span><text:span text:style-name="T4"> | 10 (SIGUSR1) </text:span><text:span text:style-name="T6">(Configurables por el usuario 1)</text:span><text:span text:style-name="T4"> | 12 (SIGUSR2) </text:span><text:span text:style-name="T6">(Configurables por el usuario 2)</text:span><text:span text:style-name="T4"> | 1 (SIGHUP = reboot) | 2 (SIGINT </text:span><text:span text:style-name="T6">= CTRL + Z</text:span><text:span text:style-name="T4">) | 14 (SIGALRM = alarma) </text:span><text:span text:style-name="T6">| 18 (SIGCONT = Continuar) | 19 (SIGSTOP = Para proceso = Es el CTRL + Z)</text:span></text:p>
      <text:p text:style-name="P13"><text:span text:style-name="T2"><text:s/></text:span><text:span text:style-name="T4">sleep 99999 (Se mata con CTRL + C (Lo para) – Para interrumpir (SIGINT = 2).)</text:span></text:p>
      <text:p text:style-name="P14"><text:span text:style-name="T1">ver procesos: ps ax | </text:span><text:span text:style-name="T4">t</text:span><text:span text:style-name="T1">op o jobs.</text:span></text:p>
      <text:p text:style-name="P15"><text:span text:style-name="T1">CTRL + </text:span><text:span text:style-name="T7">Z</text:span><text:span text:style-name="T1"> (Para proceso en foreground) // CTRL + Q (Sigue)</text:span></text:p>
      <text:p text:style-name="P2"/>
      <text:p text:style-name="P2"/>
      <text:p text:style-name="P2"/>
      <text:p text:style-name="P4">os → Librería de SIGNALS.</text:p>
      <text:p text:style-name="P2"/>
      <text:p text:style-name="P3">os.execv()</text:p>
      <text:p text:style-name="P3">os.command()</text:p>
      <text:p text:style-name="P3"/>
      <text:p text:style-name="P4">myhandler() → Es una función que recibirá un signal.SIGNAL (Recibirá una estructura de datos (OBJETO) que representa una SEÑAL) y hará una serie de acciones.</text:p>
      <text:p text:style-name="P4">La función después termina. </text:p>
      <text:p text:style-name="P4">Sys.exit(0) – Los programas si quieres no terminas. </text:p>
      <text:p text:style-name="P4">Un handler, es “cuando haga una cosa, hará esto”. Cuando reciba una señal, hará algo determinado.</text:p>
      <text:p text:style-name="P4"/>
      <text:p text:style-name="P5">Mydeath() → Es una función que cuando reciba una señal → Se ejecuta y <text:s/>muere</text:p>
      <text:p text:style-name="P5"/>
      <text:p text:style-name="P6">signal.signal → Asocia una función o señal. Cuando recibas la señal 1, canta Keshi .. etc</text:p>
      <text:p text:style-name="P6"/>
      <text:p text:style-name="P6"/>
      <text:p text:style-name="P7">SIG_IGN</text:p>
      <text:p text:style-name="P7"/>
      <text:p text:style-name="P8">SIGINT = 2 (CTRL + C)</text:p>
      <text:p text:style-name="P8"/>
      <text:p text:style-name="P9">16 py</text:p>
      <text:p text:style-name="P9"/>
      <text:p text:style-name="P9">Pasados N segundos, terminar con SIGALARM (Enviar una alarma).</text:p>
      <text:p text:style-name="P9"/>
      <text:p text:style-name="P10">SIGUSR1 (10) + 1 MINUTO (+60 SEGUNDOS) ---- <text:s/>SIGUSR2 (12) – 1 MINUTO (-60 SEGUNDOS)</text:p>
      <text:p text:style-name="P10"/>
      <text:p text:style-name="P11">SI RECIBE LA SEÑAL SIGHUP → Reiniciar el CONTADOR Con los que habíamos recibido anteriormente.</text:p>
      <text:p text:style-name="P11"/>
      <text:p text:style-name="P11">Si recibe un SIGTERM → Mostrar cuantos segundos faltan. Los cuenta el SISTEMA OPERATIVO.</text:p>
      <text:p text:style-name="P11"/>
      <text:p text:style-name="P11">El programa no permite que se haga control + C (signal.signal(signal.SIGINT,signal.SIG_IGN)) # Ignora el CONTROL C</text:p>
      <text:p text:style-name="P11"/>
      <text:p text:style-name="P11">Sigalarm → Muestra el número de UP y DOWN y acaba. </text:p>
      <text:p text:style-name="P11"/>
      <text:p text:style-name="P11">Cuantas veces ha subido 1 minuto o ha bajado 1 minut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2598in" style:num-format="1" style:print-orientation="portrait" fo:margin-top="0.0398in" fo:margin-bottom="0.0398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5:43:56.490000000</meta:creation-date>
    <dc:date>2022-02-10T19:42:01.714536512</dc:date>
    <meta:editing-duration>PT6H25M59S</meta:editing-duration>
    <meta:editing-cycles>44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97" meta:character-count="1672" meta:non-whitespace-character-count="1390"/>
  </office:meta>
</office:document-meta>
</file>